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Maximising efficiency</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me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Effizi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he efficiency of official development assistan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3" calcext:value-type="float">
            <text:p>0.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3,0.15,-0.15,-0.3</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4" calcext:value-type="float">
            <text:p>-0.3574</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4208" calcext:value-type="float">
            <text:p>-0.34208</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033408" calcext:value-type="float">
            <text:p>0.03340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036414" calcext:value-type="float">
            <text:p>0.03641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10189" calcext:value-type="float">
            <text:p>-0.101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1239" calcext:value-type="float">
            <text:p>-0.11239</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08735" calcext:value-type="float">
            <text:p>-0.08735</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38438" calcext:value-type="float">
            <text:p>-0.38438</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1519" calcext:value-type="float">
            <text:p>-0.151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464777" calcext:value-type="float">
            <text:p>0.46477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27428" calcext:value-type="float">
            <text:p>-0.27428</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10265" calcext:value-type="float">
            <text:p>-0.1026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278807" calcext:value-type="float">
            <text:p>0.27880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46147" calcext:value-type="float">
            <text:p>-0.4614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1755" calcext:value-type="float">
            <text:p>0.03175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19804" calcext:value-type="float">
            <text:p>-0.19804</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415213" calcext:value-type="float">
            <text:p>0.41521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37201" calcext:value-type="float">
            <text:p>-0.3720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8338" calcext:value-type="float">
            <text:p>-0.1833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1852" calcext:value-type="float">
            <text:p>-0.185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8549" calcext:value-type="float">
            <text:p>-0.2854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133505" calcext:value-type="float">
            <text:p>0.13350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 style:display-name="PageStyle_Partnership_Maximising_effici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 meta:object-count="0"/>
    <meta:generator>LibreOfficeDev/5.1.0.3$Linux_X86_64 LibreOffice_project/</meta:generator>
  </office:meta>
</office:document-meta>
</file>